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7cm" fo:min-width="20.099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7.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3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79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135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ed1c24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874cm" fo:min-width="0.624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599cm" svg:height="4.597cm" svg:x="1.002cm" svg:y="1.00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8cm" svg:height="3.6cm" svg:x="1.554cm" svg:y="1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6cm" svg:height="1.6cm" svg:x="2.254cm" svg:y="2.49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001cm" svg:height="0.001cm" svg:x="16.368cm" svg:y="13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599cm" svg:height="4.597cm" svg:x="1.002cm" svg:y="6.0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2.524cm" svg:y="7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6cm" svg:height="0.06cm" svg:x="3.494cm" svg:y="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5.826cm" svg:y="7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6.796cm" svg:y="8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9.128cm" svg:y="7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10.098cm" svg:y="8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measurelines" svg:width="1.829cm" svg:height="2cm" svg:x="12.43cm" svg:y="7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55cm" svg:height="0.06cm" svg:x="13.317cm" svg:y="8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measurelines" svg:width="0.635cm" svg:height="1.27cm" svg:x="10.517cm" svg:y="3.79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measurelines" svg:width="1.27cm" svg:height="1.27cm" svg:x="10.196cm" svg:y="3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svg:x="10.818cm" svg:y="4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measurelines" svg:width="0.635cm" svg:height="0.635cm" svg:x="10.511cm" svg:y="4.1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measurelines" svg:width="0.019cm" svg:height="0.019cm" svg:x="10.822cm" svg:y="4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3" draw:layer="measurelines" svg:width="0.254cm" svg:height="0.889cm" svg:x="10.704cm" svg:y="3.66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1" draw:layer="measurelines" svg:width="1.27cm" svg:height="1.27cm" draw:transform="rotate (1.5707963267949) translate (10.196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0.818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0.509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0.82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1.974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2.596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287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2.598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1.975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2.597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288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2.599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7.30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7.93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7.621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7.932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5.53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6.15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5.84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6.15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9.0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9.70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9.39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9.70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measurelines" svg:width="0.5cm" svg:height="0.5cm" svg:x="15.892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measurelines" svg:width="0.5cm" svg:height="0.5cm" svg:x="17.67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measurelines" svg:width="0.5cm" svg:height="0.5cm" svg:x="19.442cm" svg:y="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measurelines" svg:width="1.588cm" svg:height="1.588cm" svg:x="18.553cm" svg:y="8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48cm" svg:height="0.048cm" svg:x="19.323cm" svg:y="9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measurelines" svg:width="1.778cm" svg:height="1.016cm" svg:x="18.526cm" svg:y="6.71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27cm" svg:height="1.27cm" draw:transform="rotate (1.5707963267949) translate (13.752cm 5.0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38cm" svg:height="0.038cm" draw:transform="rotate (1.5707963267949) translate (14.374cm 4.4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layout" svg:width="0.635cm" svg:height="0.635cm" draw:transform="rotate (1.5707963267949) translate (14.065cm 4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019cm" svg:height="0.019cm" draw:transform="rotate (1.5707963267949) translate (14.376cm 4.4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layout" svg:width="0.5cm" svg:height="0.5cm" svg:x="14.114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layout" svg:width="1.588cm" svg:height="1.588cm" svg:x="15.63cm" svg:y="7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48cm" svg:height="0.048cm" svg:x="16.4cm" svg:y="8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8T13:13:49.642875600</meta:creation-date>
    <dc:date>2022-04-06T06:50:50.781125736</dc:date>
    <meta:editing-duration>P45DT13H59M42S</meta:editing-duration>
    <meta:editing-cycles>76</meta:editing-cycles>
    <meta:generator>LibreOffice/6.4.7.2$Linux_X86_64 LibreOffice_project/40$Build-2</meta:generator>
    <dc:creator>Rob French</dc:creator>
    <meta:document-statistic meta:object-count="87"/>
  </office:meta>
</office:document-meta>
</file>